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a59" officeooo:paragraph-rsid="0011aa5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2756a"/>
    </style:style>
    <style:style style:name="P4" style:family="paragraph" style:parent-style-name="Text_20_body" style:list-style-name="L1">
      <style:text-properties officeooo:rsid="001404c6"/>
    </style:style>
    <style:style style:name="P5" style:family="paragraph" style:parent-style-name="Text_20_body" style:list-style-name="L1">
      <style:text-properties officeooo:rsid="00167eea"/>
    </style:style>
    <style:style style:name="P6" style:family="paragraph" style:parent-style-name="Text_20_body" style:list-style-name="L1">
      <style:text-properties officeooo:rsid="001a2b52" officeooo:paragraph-rsid="001a2b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finition of done</text:p>
      <text:p text:style-name="P1"/>
      <text:list xml:id="list151542055494196558" text:style-name="L1">
        <text:list-item>
          <text:p text:style-name="P3">die geforderten Abnahmekriterien sind alle umgesetzt</text:p>
        </text:list-item>
        <text:list-item>
          <text:p text:style-name="P4">fehlerhafte Benutzereingaben werden korrekt behandelt</text:p>
        </text:list-item>
        <text:list-item>
          <text:p text:style-name="P3">der vorgegebene Programmierstil wird eingehalten um z.B. Wartbarkeit und Verständlichkeit des Quellcodes zu gewährleisten</text:p>
        </text:list-item>
        <text:list-item>
          <text:p text:style-name="P4">es liegt eine vollständige Dokumentation vor</text:p>
        </text:list-item>
        <text:list-item>
          <text:p text:style-name="P4">alle zur Aufgabe gehörenden Dateien sind im Versionierungssystem eingecheckt</text:p>
        </text:list-item>
        <text:list-item>
          <text:p text:style-name="P2">ein Code Review wurde durchgeführt</text:p>
        </text:list-item>
        <text:list-item>
          <text:p text:style-name="P6">eine Performanceanalyse wurde durchgeführt</text:p>
        </text:list-item>
        <text:list-item>
          <text:p text:style-name="P5">eine statische Codeanalyse wurde durchgeführt (z.B. mit JSHint)</text:p>
        </text:list-item>
        <text:list-item>
          <text:p text:style-name="P4">Unit tests wurden erstellt und erfolgreich durchgeführ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1:44:48.881000000</meta:creation-date>
    <dc:date>2016-11-20T19:41:23.577000000</dc:date>
    <meta:editing-duration>PT9M15S</meta:editing-duration>
    <meta:editing-cycles>3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0" meta:word-count="76" meta:character-count="567" meta:non-whitespace-character-count="510"/>
  </office:meta>
</office:document-meta>
</file>